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11.368cm"/>
    </style:style>
    <style:style style:name="gr3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39cm" fo:min-width="0.489cm"/>
    </style:style>
    <style:style style:name="gr5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3cm" fo:min-width="14.705cm"/>
    </style:style>
    <style:style style:name="gr6" style:family="graphic" style:parent-style-name="standard">
      <style:graphic-properties draw:stroke="none" svg:stroke-color="#000000" draw:fill="none" draw:fill-color="#ffffff" fo:min-height="0.878cm"/>
    </style:style>
    <style:style style:name="gr7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10.993cm"/>
    </style:style>
    <style:style style:name="gr8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6.123cm"/>
    </style:style>
    <style:style style:name="gr9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14.627cm"/>
    </style:style>
    <style:style style:name="gr10" style:family="graphic" style:parent-style-name="standard">
      <style:graphic-properties draw:fill="gradient" draw:fill-gradient-name="Grison" draw:textarea-horizontal-align="justify" draw:textarea-vertical-align="middle" draw:auto-grow-height="false" fo:min-height="0.449cm" fo:min-width="0.199cm"/>
    </style:style>
    <style:style style:name="gr11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5.61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gradient" draw:fill-gradient-name="Grison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8.985cm" svg:y="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2.188cm" svg:height="1.092cm" svg:x="3.578cm" svg:y="3.591cm">
          <text:p text:style-name="P2">Attempt to set up a connection to a clien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84cm" svg:y1="2.686cm" svg:x2="9.672cm" svg:y2="3.591cm" draw:start-shape="id1" draw:start-glue-point="8" draw:end-shape="id2" draw:end-glue-point="0" svg:d="M9684 2686l-12 905" svg:viewBox="0 0 13 906">
          <text:p/>
        </draw:connector>
        <draw:connector draw:style-name="gr3" draw:text-style-name="P4" draw:layer="layout" draw:type="line" svg:x1="9.706cm" svg:y1="21.094cm" svg:x2="9.734cm" svg:y2="22.156cm" draw:start-shape="id3" draw:start-glue-point="2" draw:end-shape="id4" draw:end-glue-point="0" svg:d="M9706 21094l28 1062" svg:viewBox="0 0 29 1063">
          <text:p/>
        </draw:connector>
        <draw:g xml:id="id4" draw:id="id4">
          <draw:custom-shape draw:style-name="gr1" draw:text-style-name="P1" draw:layer="layout" svg:width="1.397cm" svg:height="1.397cm" svg:x="9.032cm" svg:y="22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397cm" svg:height="1.397cm" svg:x="9.04cm" svg:y="22.156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5" draw:text-style-name="P3" xml:id="id3" draw:id="id3" draw:layer="layout" svg:width="15.527cm" svg:height="1.102cm" svg:x="1.943cm" svg:y="19.992cm">
          <text:p text:style-name="P2">Start processing requests from the connected party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94cm" svg:y1="7.052cm" svg:x2="9.703cm" svg:y2="8.082cm" draw:start-shape="id5" draw:start-glue-point="6" draw:end-shape="id6" draw:end-glue-point="0" svg:d="M9694 7052l9 1030" svg:viewBox="0 0 10 1031">
          <text:p/>
        </draw:connector>
        <draw:connector draw:style-name="gr3" draw:text-style-name="P4" draw:layer="layout" draw:line-skew="5.437cm 2.017cm" svg:x1="10.429cm" svg:y1="10.854cm" svg:x2="9.708cm" svg:y2="17.894cm" draw:start-shape="id7" draw:start-glue-point="7" draw:end-shape="id8" draw:end-glue-point="0" svg:d="M10429 10854h5938v5886h-6659v1154" svg:viewBox="0 0 6660 7041">
          <text:p/>
        </draw:connector>
        <draw:frame draw:style-name="gr6" draw:text-style-name="P6" draw:layer="layout" svg:width="2.032cm" svg:height="1.128cm" svg:x="7.946cm" svg:y="9.928cm">
          <draw:text-box>
            <text:p>No</text:p>
          </draw:text-box>
        </draw:frame>
        <draw:frame draw:style-name="gr6" draw:text-style-name="P6" draw:layer="layout" svg:width="2.032cm" svg:height="1.128cm" svg:x="10.146cm" svg:y="9.928cm">
          <draw:text-box>
            <text:p>Yes</text:p>
          </draw:text-box>
        </draw:frame>
        <draw:custom-shape draw:style-name="gr7" draw:text-style-name="P3" xml:id="id9" draw:id="id9" draw:layer="layout" svg:width="11.813cm" svg:height="1.092cm" svg:x="1.759cm" svg:y="12.692cm">
          <text:p text:style-name="P2">Inform the user of a lack of connecti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0" draw:id="id10" draw:layer="layout" svg:width="6.943cm" svg:height="1.092cm" svg:x="4.185cm" svg:y="14.782cm">
          <text:p text:style-name="P2">Wait for a connecti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7.665cm" svg:y1="13.784cm" svg:x2="7.656cm" svg:y2="14.782cm" draw:start-shape="id9" draw:start-glue-point="2" draw:end-shape="id10" draw:end-glue-point="0" svg:d="M7665 13784l-9 998" svg:viewBox="0 0 10 999">
          <text:p/>
        </draw:connector>
        <draw:custom-shape draw:style-name="gr9" draw:text-style-name="P3" xml:id="id8" draw:id="id8" draw:layer="layout" svg:width="15.447cm" svg:height="1.092cm" svg:x="1.985cm" svg:y="17.894cm">
          <text:p text:style-name="P2">Get references to the set up connecti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08cm" svg:y1="18.986cm" svg:x2="9.706cm" svg:y2="19.992cm" draw:start-shape="id8" draw:start-glue-point="2" draw:end-shape="id3" draw:end-glue-point="0" svg:d="M9708 18986l-2 1006" svg:viewBox="0 0 3 1007">
          <text:p/>
        </draw:connector>
        <draw:custom-shape draw:style-name="gr10" draw:text-style-name="P7" xml:id="id5" draw:id="id5" draw:layer="layout" svg:width="1.397cm" svg:height="1.397cm" svg:x="8.995cm" svg:y="5.6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xml:id="id6" draw:id="id6" draw:layer="layout" svg:width="6.438cm" svg:height="1.092cm" svg:x="6.484cm" svg:y="8.082cm">
          <text:p text:style-name="P2">Connection set up?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72cm" svg:y1="4.683cm" svg:x2="9.694cm" svg:y2="5.655cm" draw:start-shape="id2" draw:end-shape="id5" draw:end-glue-point="4" svg:d="M9672 4683l22 972" svg:viewBox="0 0 23 973">
          <text:p/>
        </draw:connector>
        <draw:custom-shape draw:style-name="gr10" draw:text-style-name="P7" xml:id="id7" draw:id="id7" draw:layer="layout" svg:width="1.397cm" svg:height="1.397cm" svg:x="9.032cm" svg:y="10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703cm" svg:y1="9.174cm" svg:x2="9.731cm" svg:y2="10.155cm" draw:start-shape="id6" draw:start-glue-point="2" draw:end-shape="id7" draw:end-glue-point="4" svg:d="M9703 9174l28 981" svg:viewBox="0 0 29 982">
          <text:p/>
        </draw:connector>
        <draw:connector draw:style-name="gr3" draw:text-style-name="P4" draw:layer="layout" draw:line-skew="0cm -2.429cm" svg:x1="7.656cm" svg:y1="15.874cm" svg:x2="8.995cm" svg:y2="6.354cm" draw:start-shape="id10" draw:start-glue-point="2" draw:end-shape="id5" draw:end-glue-point="5" svg:d="M7656 15874v502h-6402v-10022h7741" svg:viewBox="0 0 7742 10023">
          <text:p/>
        </draw:connector>
        <draw:connector draw:style-name="gr3" draw:text-style-name="P4" draw:layer="layout" svg:x1="9.032cm" svg:y1="10.854cm" svg:x2="7.665cm" svg:y2="12.692cm" draw:start-shape="id7" draw:start-glue-point="5" draw:end-shape="id9" draw:end-glue-point="0" svg:d="M9032 10854h-1367v1838" svg:viewBox="0 0 1368 18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zh" style:country-asian="CN" style:font-name-complex="Nimbus Sans 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5T10:39:55.905033765</dc:date>
    <meta:editing-duration>PT1H45M49S</meta:editing-duration>
    <meta:editing-cycles>36</meta:editing-cycles>
    <meta:generator>LibreOffice/5.0.5.2$Linux_X86_64 LibreOffice_project/00m0$Build-2</meta:generator>
    <meta:document-statistic meta:object-count="24"/>
  </office:meta>
</office:document-meta>
</file>